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 office:value-type="string">
            <text:p>Suchtiefe</text:p>
          </table:table-cell>
          <table:table-cell table:style-name="Default" office:value-type="string">
            <text:p>Anteil verbleibender Vorkommen</text:p>
          </table:table-cell>
          <table:table-cell office:value-type="string">
            <text:p>Anteil relativ zum vorherigen Schritt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1">
            <text:p>100,00%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097784043714919">
            <text:p>9,78%</text:p>
          </table:table-cell>
          <table:table-cell table:formula="of:=[.B3]/[.B2]" office:value-type="float" office:value="0.097784043714919">
            <text:p>0,1</text:p>
          </table:table-cell>
          <table:table-cell/>
          <table:table-cell>
            <draw:frame table:end-cell-address="Tabelle1.N36" table:end-x="0.03cm" table:end-y="0.079cm" draw:z-index="0" draw:style-name="gr1" svg:width="18.889cm" svg:height="13.82cm" svg:x="1.464cm" svg:y="0.293cm">
              <draw:object draw:notify-on-update-of-ranges="Tabelle1.A2:Tabelle1.A12 Tabelle1.B1:Tabelle1.B1 Tabelle1.B2:Tabelle1.B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0486969141923847">
            <text:p>4,87%</text:p>
          </table:table-cell>
          <table:table-cell table:formula="of:=[.B4]/[.B3]" office:value-type="float" office:value="0.498004708563254">
            <text:p>0,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0389830970451635">
            <text:p>3,90%</text:p>
          </table:table-cell>
          <table:table-cell table:formula="of:=[.B5]/[.B4]" office:value-type="float" office:value="0.800524996125108">
            <text:p>0,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0357689506527837">
            <text:p>3,58%</text:p>
          </table:table-cell>
          <table:table-cell table:formula="of:=[.B6]/[.B5]" office:value-type="float" office:value="0.917550255469542">
            <text:p>0,9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034234794522117">
            <text:p>3,42%</text:p>
          </table:table-cell>
          <table:table-cell table:formula="of:=[.B7]/[.B6]" office:value-type="float" office:value="0.957109277664893">
            <text:p>0,9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0332694187733577">
            <text:p>3,33%</text:p>
          </table:table-cell>
          <table:table-cell table:formula="of:=[.B8]/[.B7]" office:value-type="float" office:value="0.971801327794281">
            <text:p>0,9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0325712686495999">
            <text:p>3,26%</text:p>
          </table:table-cell>
          <table:table-cell table:formula="of:=[.B9]/[.B8]" office:value-type="float" office:value="0.979015259373365">
            <text:p>0,9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0320275568806124">
            <text:p>3,20%</text:p>
          </table:table-cell>
          <table:table-cell table:formula="of:=[.B10]/[.B9]" office:value-type="float" office:value="0.983307012851212">
            <text:p>0,9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0315946931202367">
            <text:p>3,16%</text:p>
          </table:table-cell>
          <table:table-cell table:formula="of:=[.B11]/[.B10]" office:value-type="float" office:value="0.986484646269172">
            <text:p>0,9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0.031238859557588">
            <text:p>3,12%</text:p>
          </table:table-cell>
          <table:table-cell table:formula="of:=[.B12]/[.B11]" office:value-type="float" office:value="0.988737552813235">
            <text:p>0,99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Arial1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1">21.08.2012</text:date>, <text:time>16:14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8-21T16:14:52</dc:date>
    <dc:creator>Benjamin Paassen</dc:creator>
    <meta:generator>StarOffice/9$Solaris_x86 OpenOffice.org_project/320m12$Build-9483</meta:generator>
    <meta:editing-duration>PT00H14M06S</meta:editing-duration>
    <meta:editing-cycles>4</meta:editing-cycles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">
      <style:chart-properties chart:display-label="true" chart:logarithmic="false" chart:minimum="0" chart:maximum="1" chart:interval-major="0.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9cm" svg:height="13.821cm" xlink:href=".." chart:class="chart:line" chart:style-name="ch1">
        <chart:plot-area chart:style-name="ch2" table:cell-range-address="Tabelle1.A1:Tabelle1.B12" chart:data-source-has-labels="both" svg:x="0.553cm" svg:y="0.276cm" svg:width="17.96cm" svg:height="13.194cm">
          <chart:axis chart:dimension="x" chart:name="primary-x" chart:style-name="ch3">
            <chart:title svg:x="9.144cm" svg:y="13.174cm" chart:style-name="ch4">
              <text:p>Suchtiefe</text:p>
            </chart:title>
            <chart:categories table:cell-range-address="Tabelle1.A2:Tabelle1.A12"/>
          </chart:axis>
          <chart:axis chart:dimension="y" chart:name="primary-y" chart:style-name="ch5">
            <chart:title svg:x="0.378cm" svg:y="8.969cm" chart:style-name="ch6">
              <text:p>Anteil verbleibender Vorkommen</text:p>
            </chart:title>
            <chart:grid chart:style-name="ch7" chart:class="major"/>
          </chart:axis>
          <chart:series chart:style-name="ch8" chart:values-cell-range-address="Tabelle1.B2:Tabelle1.B12" chart:label-cell-address="Tabelle1.B1:Tabelle1.B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B1:Tabelle1.B1">Anteil verbleibender Vorkommen</text:p>
              </table:table-cell>
            </table:table-row>
          </table:table-header-rows>
          <table:table-rows>
            <table:table-row>
              <table:table-cell office:value-type="string">
                <text:p text:id="Tabelle1.A2:Tabelle1.A12">0</text:p>
              </table:table-cell>
              <table:table-cell office:value-type="float" office:value="1">
                <text:p text:id="Tabelle1.B2:Tabelle1.B12"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097784043714919">
                <text:p>0.0977840437149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86969141923847">
                <text:p>0.04869691419238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89830970451635">
                <text:p>0.0389830970451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7689506527837">
                <text:p>0.0357689506527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4234794522117">
                <text:p>0.034234794522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32694187733577">
                <text:p>0.0332694187733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5712686495999">
                <text:p>0.0325712686495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0275568806124">
                <text:p>0.0320275568806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15946931202367">
                <text:p>0.03159469312023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1238859557588">
                <text:p>0.0312388595575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StarOffice/9$Solaris_x86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